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51cm" style:rel-column-width="16383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082160"/>
    </style:style>
    <style:style style:name="P2" style:family="paragraph" style:parent-style-name="Table_20_Contents">
      <style:text-properties officeooo:rsid="00082160" officeooo:paragraph-rsid="00082160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4pt" officeooo:rsid="00082160" officeooo:paragraph-rsid="00082160" style:font-size-asian="14pt" style:font-size-complex="14pt"/>
    </style:style>
    <style:style style:name="T1" style:family="text">
      <style:text-properties officeooo:rsid="00078834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78834" style:font-size-asian="14pt" style:font-size-complex="14pt"/>
    </style:style>
    <style:style style:name="T4" style:family="text">
      <style:text-properties fo:font-size="14pt" officeooo:rsid="00082160" style:font-size-asian="14pt" style:font-size-complex="14pt"/>
    </style:style>
    <style:style style:name="T5" style:family="text">
      <style:text-properties fo:font-size="12pt" officeooo:rsid="00078834" style:font-size-asian="12pt" style:font-size-complex="12pt"/>
    </style:style>
    <style:style style:name="T6" style:family="text">
      <style:text-properties officeooo:rsid="000821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Table_20_Contents"><text:s text:c="2"/><text:span text:style-name="T2"><text:s/></text:span><text:span text:style-name="T3">Condidat</text:span></text:p>
            <text:p text:style-name="Table_20_Contents"/>
            <text:p text:style-name="Table_20_Contents">- <text:span text:style-name="T1">Login</text:span></text:p>
            <text:p text:style-name="Table_20_Contents">- <text:span text:style-name="T1">Inscription</text:span></text:p>
            <text:p text:style-name="Table_20_Contents">- <text:span text:style-name="T1">Modification profile</text:span></text:p>
            <text:p text:style-name="Table_20_Contents">- <text:span text:style-name="T1">Visualisation liste des offres</text:span></text:p>
            <text:p text:style-name="Table_20_Contents">- <text:span text:style-name="T1">Filtres</text:span></text:p>
            <text:p text:style-name="Table_20_Contents">- <text:span text:style-name="T1">Détails d’un offre </text:span></text:p>
            <text:p text:style-name="Table_20_Contents">- <text:span text:style-name="T1">Condidature </text:span></text:p>
            <text:p text:style-name="Table_20_Contents">- <text:span text:style-name="T1">CV</text:span></text:p>
            <text:p text:style-name="Table_20_Contents">- <text:span text:style-name="T1">Liste des condidatures </text:span>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au1.B1" office:value-type="string">
            <text:p text:style-name="Table_20_Contents"><text:s text:c="8"/><text:span text:style-name="T2"><text:s/></text:span><text:span text:style-name="T3">Admin</text:span></text:p>
            <text:p text:style-name="Table_20_Contents"><text:span text:style-name="T3"/></text:p>
            <text:p text:style-name="Table_20_Contents"><text:span text:style-name="T3">- L</text:span><text:span text:style-name="T5">ogin</text:span></text:p>
            <text:p text:style-name="Table_20_Contents"><text:span text:style-name="T5">- Ajout\Modification\ suppression admin</text:span></text:p>
            <text:p text:style-name="Table_20_Contents"><text:span text:style-name="T5">- Ajouter\ Modifier\ suppression\supression condidat</text:span></text:p>
            <text:p text:style-name="Table_20_Contents"><text:span text:style-name="T5">- Ofrres</text:span></text:p>
            <text:p text:style-name="Table_20_Contents"><text:span text:style-name="T5"/></text:p>
          </table:table-cell>
        </table:table-row>
      </table:table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><text:s text:c="62"/>Offres </text:p>
            <text:p text:style-name="P4">- Visualiser\MOdifier les condidatures</text:p>
            <text:p text:style-name="P2"/>
          </table:table-cell>
        </table:table-row>
      </table:table>
      <text:p text:style-name="P1"><text:s/></text:p>
      <text:p text:style-name="P1"/>
      <text:p text:style-name="P1"><text:span text:style-name="T6">Status :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au3" table:style-name="Tableau3">
        <table:table-column table:style-name="Tableau3.A" table:number-columns-repeated="4"/>
        <table:table-row>
          <table:table-cell table:style-name="Tableau3.A1" office:value-type="string">
            <text:p text:style-name="P3"><text:s text:c="3"/><text:span text:style-name="T6">Admin</text:span></text:p>
            <text:p text:style-name="Table_20_Contents"/>
            <text:p text:style-name="Table_20_Contents">- <text:span text:style-name="T6">email</text:span></text:p>
            <text:p text:style-name="Table_20_Contents">- <text:span text:style-name="T6">password</text:span></text:p>
            <text:p text:style-name="Table_20_Contents">- <text:span text:style-name="T6">nom</text:span></text:p>
            <text:p text:style-name="Table_20_Contents">- <text:span text:style-name="T6">prenom</text:span></text:p>
            <text:p text:style-name="Table_20_Contents"/>
          </table:table-cell>
          <table:table-cell table:style-name="Tableau3.A1" office:value-type="string">
            <text:p text:style-name="P3"><text:s text:c="5"/><text:span text:style-name="T6">Condidat</text:span></text:p>
            <text:p text:style-name="Table_20_Contents"/>
            <text:p text:style-name="Table_20_Contents">- <text:span text:style-name="T6">email</text:span></text:p>
            <text:p text:style-name="Table_20_Contents">- <text:span text:style-name="T6">password</text:span></text:p>
            <text:p text:style-name="Table_20_Contents">- <text:span text:style-name="T6">nom</text:span></text:p>
            <text:p text:style-name="Table_20_Contents">- <text:span text:style-name="T6">prenom</text:span></text:p>
            <text:p text:style-name="Table_20_Contents">- <text:span text:style-name="T6">compétences</text:span></text:p>
            <text:p text:style-name="Table_20_Contents">- <text:span text:style-name="T6">cv</text:span></text:p>
            <text:p text:style-name="P2">- adresse</text:p>
            <text:p text:style-name="P2">- genre</text:p>
            <text:p text:style-name="P2">- lettre</text:p>
            <text:p text:style-name="P2">- photo</text:p>
          </table:table-cell>
          <table:table-cell table:style-name="Tableau3.A1" office:value-type="string">
            <text:p text:style-name="P3"><text:s text:c="3"/><text:span text:style-name="T6">Offre</text:span></text:p>
            <text:p text:style-name="Table_20_Contents"/>
            <text:p text:style-name="Table_20_Contents">- <text:span text:style-name="T6">nom</text:span></text:p>
            <text:p text:style-name="Table_20_Contents">- <text:span text:style-name="T6">date début</text:span></text:p>
            <text:p text:style-name="Table_20_Contents">- <text:span text:style-name="T6">date fin</text:span></text:p>
            <text:p text:style-name="Table_20_Contents">- <text:span text:style-name="T6">compétences</text:span></text:p>
            <text:p text:style-name="Table_20_Contents">- <text:span text:style-name="T6">description</text:span></text:p>
            <text:p text:style-name="Table_20_Contents">- <text:span text:style-name="T6">adress</text:span></text:p>
            <text:p text:style-name="Table_20_Contents">- <text:span text:style-name="T6">baniére</text:span></text:p>
          </table:table-cell>
          <table:table-cell table:style-name="Tableau3.D1" office:value-type="string">
            <text:p text:style-name="Table_20_Contents"><text:s text:c="3"/><text:span text:style-name="T4">Condidature</text:span></text:p>
            <text:p text:style-name="Table_20_Contents"/>
            <text:p text:style-name="Table_20_Contents">- <text:span text:style-name="T6">condidat</text:span></text:p>
            <text:p text:style-name="Table_20_Contents">- <text:span text:style-name="T6">offre</text:span></text:p>
            <text:p text:style-name="Table_20_Contents">- <text:span text:style-name="T6">date condidature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31T09:28:21.426566814</meta:creation-date>
    <dc:date>2021-05-31T09:48:05.482849267</dc:date>
    <meta:editing-duration>PT9M33S</meta:editing-duration>
    <meta:editing-cycles>1</meta:editing-cycles>
    <meta:document-statistic meta:table-count="3" meta:image-count="0" meta:object-count="0" meta:page-count="2" meta:paragraph-count="47" meta:word-count="103" meta:character-count="650" meta:non-whitespace-character-count="500"/>
    <meta:generator>LibreOffice/6.0.7.3$Linux_X86_64 LibreOffice_project/00m0$Build-3</meta:generator>
  </office:meta>
</office:document-meta>
</file>